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3F000001FDD26AFDD8EB2F1EE7.png" manifest:media-type="image/png"/>
  <manifest:file-entry manifest:full-path="Pictures/10000201000002120000017222B692FB2D0835C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none" draw:textarea-horizontal-align="justify" draw:textarea-vertical-align="middle" draw:auto-grow-height="false" fo:min-height="1.786cm" fo:min-width="2.576cm" fo:wrap-option="no-wrap"/>
    </style:style>
    <style:style style:name="gr2" style:family="graphic" style:parent-style-name="standard">
      <style:graphic-properties draw:fill="none" draw:textarea-horizontal-align="justify" draw:textarea-vertical-align="middle" draw:auto-grow-height="false" fo:min-height="1.32cm" fo:min-width="2.998cm" fo:wrap-option="no-wrap"/>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2.444cm" fo:min-width="0cm"/>
    </style:style>
    <style:style style:name="gr6" style:family="graphic" style:parent-style-name="standard">
      <style:graphic-properties draw:textarea-horizontal-align="justify" draw:textarea-vertical-align="middle" draw:auto-grow-height="false" fo:min-height="1.905cm" fo:min-width="0cm"/>
    </style:style>
    <style:style style:name="gr7" style:family="graphic" style:parent-style-name="standard" style:list-style-name="L1">
      <style:graphic-properties draw:fill="solid" draw:fill-color="#7eb0e6" draw:textarea-horizontal-align="justify" draw:textarea-vertical-align="middle" draw:auto-grow-height="false" fo:min-height="1.369cm" fo:min-width="6.052cm"/>
      <style:paragraph-properties style:writing-mode="lr-tb"/>
    </style:style>
    <style:style style:name="gr8" style:family="graphic" style:parent-style-name="standard">
      <style:graphic-properties draw:fill="none" draw:textarea-horizontal-align="justify" draw:textarea-vertical-align="middle" draw:auto-grow-height="false" fo:min-height="2.781cm" fo:min-width="2.174cm" fo:wrap-option="no-wrap"/>
    </style:style>
    <style:style style:name="gr9" style:family="graphic" style:parent-style-name="standard">
      <style:graphic-properties draw:fill="solid" draw:fill-color="#83b8f1" draw:textarea-horizontal-align="justify" draw:textarea-vertical-align="middle" draw:auto-grow-height="false" fo:min-height="0.711cm" fo:min-width="4.59cm"/>
      <style:paragraph-properties style:writing-mode="lr-tb"/>
    </style:style>
    <style:style style:name="gr10" style:family="graphic" style:parent-style-name="standard">
      <style:graphic-properties draw:fill="solid" draw:fill-color="#87c0fc" draw:textarea-horizontal-align="justify" draw:textarea-vertical-align="middle" draw:auto-grow-height="false" fo:min-height="0.711cm" fo:min-width="4.59cm"/>
      <style:paragraph-properties style:writing-mode="lr-tb"/>
    </style:style>
    <style:style style:name="gr11" style:family="graphic">
      <style:graphic-properties style:protect="size"/>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solid" draw:fill-color="#7eb0e6"/>
      <style:paragraph-properties fo:margin-left="0cm" fo:margin-right="0cm" fo:margin-top="0cm" fo:margin-bottom="0cm" fo:line-height="100%" fo:text-align="center" fo:text-indent="0cm"/>
    </style:style>
    <style:style style:name="P5" style:family="paragraph">
      <loext:graphic-properties draw:fill="solid" draw:fill-color="#83b8f1"/>
      <style:paragraph-properties fo:text-align="center"/>
    </style:style>
    <style:style style:name="P6" style:family="paragraph">
      <loext:graphic-properties draw:fill="solid" draw:fill-color="#87c0fc"/>
      <style:paragraph-properties fo:text-align="center"/>
    </style:style>
    <style:style style:name="P7"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1" draw:layer="layout" svg:width="4.709cm" svg:height="3.138cm" svg:x="7.958cm" svg:y="1.8cm">
          <text:p/>
          <draw:enhanced-geometry svg:viewBox="0 0 21600 21600" draw:text-areas="3000 3320 17110 17330" draw:mirror-horizontal="false" draw:mirror-vertical="false" draw:type="cloud-callout" draw:modifiers="26387.7707006369 5511.8190506530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3.497cm" svg:height="1.569cm" svg:x="7.6cm" svg:y="5.61cm">
          <text:p/>
          <draw:enhanced-geometry svg:viewBox="0 0 21600 21600" draw:glue-points="10800 0 0 10800 10800 21600 21600 10800 ?f40 ?f41" draw:text-areas="0 0 21600 21600" draw:mirror-horizontal="false" draw:mirror-vertical="false" draw:type="rectangular-callout" draw:modifiers="39556.7753001715 15697.83439490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 draw:layer="layout" svg:width="7.388cm" svg:height="5.155cm" svg:x="6.4cm" svg:y="1.8cm">
          <draw:image xlink:href="Pictures/10000201000002120000017222B692FB2D0835CC.png" xlink:type="simple" xlink:show="embed" xlink:actuate="onLoad" loext:mime-type="image/png">
            <text:p/>
          </draw:image>
        </draw:frame>
        <draw:frame draw:style-name="gr4" draw:text-style-name="P1" draw:layer="layout" svg:width="1.159cm" svg:height="1.85cm" svg:x="8.631cm" svg:y="9.5cm">
          <draw:image xlink:href="Pictures/100002010000013F000001FDD26AFDD8EB2F1EE7.png" xlink:type="simple" xlink:show="embed" xlink:actuate="onLoad" loext:mime-type="image/png">
            <text:p/>
          </draw:image>
        </draw:frame>
        <draw:frame draw:style-name="gr4" draw:text-style-name="P1" draw:layer="layout" svg:width="1.159cm" svg:height="1.85cm" svg:x="10.069cm" svg:y="9.891cm">
          <draw:image xlink:href="Pictures/100002010000013F000001FDD26AFDD8EB2F1EE7.png" xlink:type="simple" xlink:show="embed" xlink:actuate="onLoad" loext:mime-type="image/png">
            <text:p/>
          </draw:image>
        </draw:frame>
        <draw:frame draw:style-name="gr4" draw:text-style-name="P1" draw:layer="layout" svg:width="1.16cm" svg:height="1.85cm" svg:x="9.341cm" svg:y="11.35cm">
          <draw:image xlink:href="Pictures/100002010000013F000001FDD26AFDD8EB2F1EE7.png" xlink:type="simple" xlink:show="embed" xlink:actuate="onLoad" loext:mime-type="image/png">
            <text:p/>
          </draw:image>
        </draw:frame>
        <draw:custom-shape draw:style-name="gr5" draw:text-style-name="P2" draw:layer="layout" svg:width="0.673cm" svg:height="3.362cm" svg:x="16.254cm" svg:y="7.302cm">
          <text:p/>
          <draw:enhanced-geometry svg:viewBox="0 0 21600 21600" draw:text-areas="?f0 ?f8 ?f2 ?f9" draw:mirror-horizontal="false" draw:mirror-vertical="fals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2" draw:layer="layout" svg:width="0.673cm" svg:height="2.689cm" svg:x="16.254cm" svg:y="3.593cm">
          <text:p/>
          <draw:enhanced-geometry svg:viewBox="0 0 21600 21600" draw:text-areas="?f0 ?f8 ?f2 ?f9" draw:mirror-horizontal="false" draw:mirror-vertical="fals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4" draw:layer="layout" svg:width="6.726cm" svg:height="1.793cm" svg:x="13.564cm" svg:y="10.664cm">
          <text:p text:style-name="P3">3NWeb<text:line-break/>utility services</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3.8cm" svg:height="4.305cm" svg:x="7.8cm" svg:y="9.095cm">
          <text:p/>
          <draw:enhanced-geometry svg:viewBox="0 0 21600 21600" draw:glue-points="10800 0 3160 3160 0 10800 3160 18440 10800 21600 18440 18440 21600 10800 18440 3160 ?f14 ?f15" draw:text-areas="3200 3200 18400 18400" draw:mirror-horizontal="false" draw:mirror-vertical="false" draw:type="round-callout" draw:modifiers="32658.5635359116 11507.29215048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 draw:text-style-name="P5" draw:layer="layout" svg:width="5.194cm" svg:height="1.065cm" svg:x="13.975cm" svg:y="6.282cm">
          <text:p text:style-name="P2">OS-like layer</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layer="layout" svg:width="5.194cm" svg:height="1.065cm" svg:x="13.788cm" svg:y="2.08cm">
          <text:p text:style-name="P2">3NWeb apps</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layer="layout" svg:width="5.194cm" svg:height="1.065cm" svg:x="13.975cm" svg:y="2.304cm">
          <text:p text:style-name="P2">3NWeb apps</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layer="layout" svg:width="5.194cm" svg:height="1.065cm" svg:x="14.236cm" svg:y="2.472cm">
          <text:p text:style-name="P2">3NWeb apps</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1"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5T12:15:13.566759554</meta:creation-date>
    <dc:date>2022-12-17T19:55:01.655581936</dc:date>
    <meta:editing-duration>PT4H54M48S</meta:editing-duration>
    <meta:editing-cycles>37</meta:editing-cycles>
    <meta:generator>LibreOffice/6.4.7.2$Linux_X86_64 LibreOffice_project/40$Build-2</meta:generator>
    <meta:document-statistic meta:object-count="37"/>
  </office:meta>
</office:document-meta>
</file>